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3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116.42mm"/>
    </style:style>
    <style:style style:name="co5" style:family="table-column">
      <style:table-column-properties fo:break-before="auto" style:column-width="30.62mm"/>
    </style:style>
    <style:style style:name="co6" style:family="table-column">
      <style:table-column-properties fo:break-before="auto" style:column-width="52.86mm"/>
    </style:style>
    <style:style style:name="co7" style:family="table-column">
      <style:table-column-properties fo:break-before="auto" style:column-width="66.94mm"/>
    </style:style>
    <style:style style:name="co8" style:family="table-column">
      <style:table-column-properties fo:break-before="auto" style:column-width="50.38mm"/>
    </style:style>
    <style:style style:name="co9" style:family="table-column">
      <style:table-column-properties fo:break-before="auto" style:column-width="44.47mm"/>
    </style:style>
    <style:style style:name="co10" style:family="table-column">
      <style:table-column-properties fo:break-before="auto" style:column-width="30.41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24.27mm"/>
    </style:style>
    <style:style style:name="co13" style:family="table-column">
      <style:table-column-properties fo:break-before="auto" style:column-width="39.25mm"/>
    </style:style>
    <style:style style:name="co14" style:family="table-column">
      <style:table-column-properties fo:break-before="auto" style:column-width="46.74mm"/>
    </style:style>
    <style:style style:name="co15" style:family="table-column">
      <style:table-column-properties fo:break-before="auto" style:column-width="58.31mm"/>
    </style:style>
    <style:style style:name="co16" style:family="table-column">
      <style:table-column-properties fo:break-before="auto" style:column-width="47.41mm"/>
    </style:style>
    <style:style style:name="co17" style:family="table-column">
      <style:table-column-properties fo:break-before="auto" style:column-width="31.54mm"/>
    </style:style>
    <style:style style:name="co18" style:family="table-column">
      <style:table-column-properties fo:break-before="auto" style:column-width="31.77mm"/>
    </style:style>
    <style:style style:name="co19" style:family="table-column">
      <style:table-column-properties fo:break-before="auto" style:column-width="42.88mm"/>
    </style:style>
    <style:style style:name="co20" style:family="table-column">
      <style:table-column-properties fo:break-before="auto" style:column-width="63.31mm"/>
    </style:style>
    <style:style style:name="co21" style:family="table-column">
      <style:table-column-properties fo:break-before="auto" style:column-width="35.61mm"/>
    </style:style>
    <style:style style:name="ro1" style:family="table-row">
      <style:table-row-properties style:row-height="6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8.38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 style:data-style-name="N112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ext-properties style:font-name="Liberation Sans1"/>
    </style:style>
    <style:style style:name="ce6" style:family="table-cell" style:parent-style-name="Default">
      <style:table-cell-properties fo:background-color="#f8cba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8cbad" style:rotation-align="none"/>
    </style:style>
    <style:style style:name="ce8" style:family="table-cell" style:parent-style-name="Default">
      <style:table-cell-properties fo:background-color="#ffc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c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c000" style:rotation-align="none"/>
    </style:style>
    <style:style style:name="ce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="none" style:rotation-align="none"/>
    </style:style>
    <style:style style:name="ce15" style:family="table-cell" style:parent-style-name="Default">
      <style:table-cell-properties style:rotation-align="none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size-asian="15pt" style:font-size-complex="15pt" style:font-weight-asian="bold" style:font-weight-complex="bold"/>
    </style:style>
    <style:style style:name="T2" style:family="text">
      <style:text-properties style:font-size-asian="15pt" style:font-size-complex="15pt" style:font-weight-asian="bold" style:font-weight-complex="bold" style:font-name="Liberation Sans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AR PL SungtiL GB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AR PL SungtiL GB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Masses of larvae from the INRAE to obtain </text:span><text:span text:style-name="T2">αd (the mass of leaf that a larva eats for its growth)</text:span></text:p>
          </table:table-cell>
          <table:covered-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 table:number-columns-spanned="4" table:number-rows-spanned="4">
            <text:p>From Slansky 1982 : ECI = B/I </text:p>
            <text:p>with ECI = ingested food conversion efficiency </text:p>
            <text:p>B = gained mass </text:p>
            <text:p>I = ingested food</text:p>
          </table:table-cell>
          <table:covered-table-cell table:number-columns-repeated="3"/>
          <table:table-cell table:number-columns-repeated="2"/>
        </table:table-row>
        <table:table-row table:style-name="ro2">
          <table:covered-table-cell table:style-name="Default"/>
          <table:covered-table-cell table:number-columns-repeated="3"/>
          <table:table-cell table:number-columns-repeated="2"/>
        </table:table-row>
        <table:table-row table:style-name="ro2">
          <table:covered-table-cell table:style-name="Default"/>
          <table:covered-table-cell table:number-columns-repeated="3"/>
          <table:table-cell table:number-columns-repeated="2"/>
        </table:table-row>
        <table:table-row table:style-name="ro2">
          <table:covered-table-cell table:style-name="Default"/>
          <table:covered-table-cell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 table:number-columns-spanned="6" table:number-rows-spanned="1">
            <text:p>We find I thanks to I = B/ECI with <text:span text:style-name="T3">ECI = 20%</text:span> according to Slansky 1982</text:p>
          </table:table-cell>
          <table:covered-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Days</text:p>
          </table:table-cell>
          <table:table-cell office:value-type="string" calcext:value-type="string">
            <text:p>Mass (mg dry)</text:p>
          </table:table-cell>
          <table:table-cell office:value-type="string" calcext:value-type="string">
            <text:p>Mass of a leaf (mg dry)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0.0583333333333333" calcext:value-type="float">
            <text:p>0,058</text:p>
          </table:table-cell>
          <table:table-cell office:value-type="float" office:value="12.05" calcext:value-type="float">
            <text:p>12,05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0.223333333333333" calcext:value-type="float">
            <text:p>0,223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float" office:value="0.603333333333333" calcext:value-type="float">
            <text:p>0,603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float" office:value="1.636" calcext:value-type="float">
            <text:p>1,636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float" office:value="7.93333333333333" calcext:value-type="float">
            <text:p>7,933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float" office:value="44.064" calcext:value-type="float">
            <text:p>44,064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float" office:value="53.3727272727273" calcext:value-type="float">
            <text:p>53,373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 table:number-columns-spanned="4" table:number-rows-spanned="1">
            <text:p><text:span text:style-name="T4">Rounding up to the upper integer </text:span></text:p>
            <text:p><text:span text:style-name="T4">to be sure to have larvae-saturated boxwood</text:span></text:p>
            <text:p><text:span text:style-name="T5">In the mesocosm handling. Thus</text:span><text:span text:style-name="T6"> B = 60mg</text:span>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3" office:value-type="string" calcext:value-type="string">
            <text:p>I = B/ECI</text:p>
          </table:table-cell>
          <table:table-cell table:formula="of:=60/0.2" office:value-type="float" office:value="300" calcext:value-type="float">
            <text:p>300</text:p>
          </table:table-cell>
          <table:table-cell table:style-name="ce5" office:value-type="string" calcext:value-type="string">
            <text:p>αd in mg</text:p>
          </table:table-cell>
          <table:table-cell table:number-columns-repeated="3"/>
        </table:table-row>
        <table:table-row table:style-name="ro2">
          <table:table-cell table:style-name="Default"/>
          <table:table-cell table:formula="of:=[.B19]/[.C10]" office:value-type="float" office:value="24.896265560166" calcext:value-type="float">
            <text:p>24,896265560166</text:p>
          </table:table-cell>
          <table:table-cell table:style-name="ce5" office:value-type="string" calcext:value-type="string" table:number-columns-spanned="2" table:number-rows-spanned="1">
            <text:p>αd in number of leaves (round to 25)</text:p>
          </table:table-cell>
          <table:covered-table-cell/>
          <table:table-cell table:number-columns-repeated="2"/>
        </table:table-row>
      </table:table>
      <table:table table:name="Feuille2" table:style-name="ta1"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" table:default-cell-style-name="ce10"/>
        <table:table-column table:style-name="co9" table:default-cell-style-name="ce10"/>
        <table:table-row table:style-name="ro4">
          <table:table-cell table:style-name="ce1" office:value-type="string" calcext:value-type="string" table:number-columns-spanned="5" table:number-rows-spanned="1">
            <text:p>Measure of wood mortality d_max</text:p>
          </table:table-cell>
          <table:covered-table-cell table:number-columns-repeated="4" table:style-name="Default"/>
          <table:table-cell table:style-name="Default" table:number-columns-repeated="3"/>
        </table:table-row>
        <table:table-row table:style-name="ro4">
          <table:table-cell table:style-name="ce1"/>
          <table:table-cell table:style-name="Default" table:number-columns-repeated="7"/>
        </table:table-row>
        <table:table-row table:style-name="ro5">
          <table:table-cell table:style-name="Default"/>
          <table:table-cell table:style-name="ce11" office:value-type="string" calcext:value-type="string">
            <text:p>Individual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Height of the higher shoot</text:p>
          </table:table-cell>
          <table:table-cell table:style-name="ce11" office:value-type="string" calcext:value-type="string">
            <text:p>Proportion of the total</text:p>
            <text:p> Height of the boxood with shoots (h)</text:p>
          </table:table-cell>
          <table:table-cell table:style-name="ce11" office:value-type="string" calcext:value-type="string">
            <text:p>Proportion of branches</text:p>
            <text:p> With shoots (r)</text:p>
          </table:table-cell>
          <table:table-cell table:style-name="ce11" office:value-type="string" calcext:value-type="string">
            <text:p>Mortality</text:p>
            <text:p>1 – (h+r)/2</text:p>
          </table:table-cell>
          <table:table-cell table:style-name="ce11" office:value-type="string" calcext:value-type="string">
            <text:p>Mean mortality (d_max)</text:p>
          </table:table-cell>
        </table:table-row>
        <table:table-row table:style-name="ro6">
          <table:table-cell table:style-name="ce6" office:value-type="string" calcext:value-type="string">
            <text:p>SPOT 1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4]/[.C4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]+[.F4])/2" office:value-type="float" office:value="1" calcext:value-type="float">
            <text:p>1</text:p>
          </table:table-cell>
          <table:table-cell table:style-name="ce7" table:formula="of:=AVERAGE([.G$1:.G$1048576])" office:value-type="float" office:value="0.744376492542214" calcext:value-type="float">
            <text:p>0,744376492542214</text:p>
          </table:table-cell>
        </table:table-row>
        <table:table-row table:style-name="ro6">
          <table:table-cell table:style-name="ce6" office:value-type="string" calcext:value-type="string">
            <text:p>45°38'23,7"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5]/[.C5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5]+[.F5])/2" office:value-type="float" office:value="1" calcext:value-type="float">
            <text:p>1</text:p>
          </table:table-cell>
          <table:table-cell table:style-name="ce7"/>
        </table:table-row>
        <table:table-row table:style-name="ro6">
          <table:table-cell table:style-name="ce6" office:value-type="string" calcext:value-type="string">
            <text:p>5°50'43,6"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formula="of:=[.D6]/[.C6]" office:value-type="float" office:value="0.9375" calcext:value-type="float">
            <text:p>0,9375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table:formula="of:=1-([.E6]+[.F6])/2" office:value-type="float" office:value="0.45625" calcext:value-type="float">
            <text:p>0,4562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D7]/[.C7]" office:value-type="float" office:value="0.238095238095238" calcext:value-type="float">
            <text:p>0,23809523809523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7]+[.F7])/2" office:value-type="float" office:value="0.880952380952381" calcext:value-type="float">
            <text:p>0,88095238095238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8]/[.C8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8]+[.F8])/2" office:value-type="float" office:value="1" calcext:value-type="float">
            <text:p>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260" calcext:value-type="float">
            <text:p>260</text:p>
          </table:table-cell>
          <table:table-cell table:style-name="ce7" table:formula="of:=[.D9]/[.C9]" office:value-type="float" office:value="0.764705882352941" calcext:value-type="float">
            <text:p>0,76470588235294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9]+[.F9])/2" office:value-type="float" office:value="0.617647058823529" calcext:value-type="float">
            <text:p>0,617647058823529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280" calcext:value-type="float">
            <text:p>280</text:p>
          </table:table-cell>
          <table:table-cell table:style-name="ce7" table:formula="of:=[.D10]/[.C10]" office:value-type="float" office:value="0.903225806451613" calcext:value-type="float">
            <text:p>0,903225806451613</text:p>
          </table:table-cell>
          <table:table-cell table:style-name="ce7" office:value-type="float" office:value="0.091" calcext:value-type="float">
            <text:p>0,091</text:p>
          </table:table-cell>
          <table:table-cell table:style-name="ce7" table:formula="of:=1-([.E10]+[.F10])/2" office:value-type="float" office:value="0.502887096774194" calcext:value-type="float">
            <text:p>0,502887096774194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380" calcext:value-type="float">
            <text:p>380</text:p>
          </table:table-cell>
          <table:table-cell table:style-name="ce7" table:formula="of:=[.D11]/[.C11]" office:value-type="float" office:value="0.95" calcext:value-type="float">
            <text:p>0,9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11]+[.F11])/2" office:value-type="float" office:value="0.525" calcext:value-type="float">
            <text:p>0,52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530" calcext:value-type="float">
            <text:p>530</text:p>
          </table:table-cell>
          <table:table-cell table:style-name="ce7" office:value-type="float" office:value="450" calcext:value-type="float">
            <text:p>450</text:p>
          </table:table-cell>
          <table:table-cell table:style-name="ce7" table:formula="of:=[.D12]/[.C12]" office:value-type="float" office:value="0.849056603773585" calcext:value-type="float">
            <text:p>0,849056603773585</text:p>
          </table:table-cell>
          <table:table-cell table:style-name="ce7" office:value-type="float" office:value="0.057" calcext:value-type="float">
            <text:p>0,057</text:p>
          </table:table-cell>
          <table:table-cell table:style-name="ce7" table:formula="of:=1-([.E12]+[.F12])/2" office:value-type="float" office:value="0.546971698113208" calcext:value-type="float">
            <text:p>0,54697169811320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60" calcext:value-type="float">
            <text:p>160</text:p>
          </table:table-cell>
          <table:table-cell table:style-name="ce7" table:formula="of:=[.D13]/[.C13]" office:value-type="float" office:value="0.8" calcext:value-type="float">
            <text:p>0,8</text:p>
          </table:table-cell>
          <table:table-cell table:style-name="ce7" office:value-type="float" office:value="0.042" calcext:value-type="float">
            <text:p>0,042</text:p>
          </table:table-cell>
          <table:table-cell table:style-name="ce7" table:formula="of:=1-([.E13]+[.F13])/2" office:value-type="float" office:value="0.579" calcext:value-type="float">
            <text:p>0,579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70" calcext:value-type="float">
            <text:p>170</text:p>
          </table:table-cell>
          <table:table-cell table:style-name="ce7" table:formula="of:=[.D14]/[.C14]" office:value-type="float" office:value="0.85" calcext:value-type="float">
            <text:p>0,8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14]+[.F14])/2" office:value-type="float" office:value="0.575" calcext:value-type="float">
            <text:p>0,57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formula="of:=[.D15]/[.C15]" office:value-type="float" office:value="0.181818181818182" calcext:value-type="float">
            <text:p>0,18181818181818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15]+[.F15])/2" office:value-type="float" office:value="0.909090909090909" calcext:value-type="float">
            <text:p>0,909090909090909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40" calcext:value-type="float">
            <text:p>240</text:p>
          </table:table-cell>
          <table:table-cell table:style-name="ce7" table:formula="of:=[.D16]/[.C16]" office:value-type="float" office:value="0.648648648648649" calcext:value-type="float">
            <text:p>0,648648648648649</text:p>
          </table:table-cell>
          <table:table-cell table:style-name="ce7" office:value-type="float" office:value="0.077" calcext:value-type="float">
            <text:p>0,077</text:p>
          </table:table-cell>
          <table:table-cell table:style-name="ce7" table:formula="of:=1-([.E16]+[.F16])/2" office:value-type="float" office:value="0.637175675675676" calcext:value-type="float">
            <text:p>0,637175675675676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formula="of:=[.D17]/[.C17]" office:value-type="float" office:value="0.216216216216216" calcext:value-type="float">
            <text:p>0,21621621621621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17]+[.F17])/2" office:value-type="float" office:value="0.891891891891892" calcext:value-type="float">
            <text:p>0,891891891891892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90" calcext:value-type="float">
            <text:p>290</text:p>
          </table:table-cell>
          <table:table-cell table:style-name="ce7" table:formula="of:=[.D18]/[.C18]" office:value-type="float" office:value="0.783783783783784" calcext:value-type="float">
            <text:p>0,783783783783784</text:p>
          </table:table-cell>
          <table:table-cell table:style-name="ce7" office:value-type="float" office:value="0.056" calcext:value-type="float">
            <text:p>0,056</text:p>
          </table:table-cell>
          <table:table-cell table:style-name="ce7" table:formula="of:=1-([.E18]+[.F18])/2" office:value-type="float" office:value="0.580108108108108" calcext:value-type="float">
            <text:p>0,58010810810810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150" calcext:value-type="float">
            <text:p>150</text:p>
          </table:table-cell>
          <table:table-cell table:style-name="ce7" table:formula="of:=[.D19]/[.C19]" office:value-type="float" office:value="0.405405405405405" calcext:value-type="float">
            <text:p>0,40540540540540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19]+[.F19])/2" office:value-type="float" office:value="0.797297297297297" calcext:value-type="float">
            <text:p>0,797297297297297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[.D20]/[.C20]" office:value-type="float" office:value="0.588235294117647" calcext:value-type="float">
            <text:p>0,58823529411764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20]+[.F20])/2" office:value-type="float" office:value="0.705882352941176" calcext:value-type="float">
            <text:p>0,705882352941176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340" calcext:value-type="float">
            <text:p>340</text:p>
          </table:table-cell>
          <table:table-cell table:style-name="ce7" table:formula="of:=[.D21]/[.C21]" office:value-type="float" office:value="0.829268292682927" calcext:value-type="float">
            <text:p>0,82926829268292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21]+[.F21])/2" office:value-type="float" office:value="0.585365853658537" calcext:value-type="float">
            <text:p>0,585365853658537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0" calcext:value-type="float">
            <text:p>430</text:p>
          </table:table-cell>
          <table:table-cell table:style-name="ce7" office:value-type="float" office:value="350" calcext:value-type="float">
            <text:p>350</text:p>
          </table:table-cell>
          <table:table-cell table:style-name="ce7" table:formula="of:=[.D22]/[.C22]" office:value-type="float" office:value="0.813953488372093" calcext:value-type="float">
            <text:p>0,813953488372093</text:p>
          </table:table-cell>
          <table:table-cell table:style-name="ce7" office:value-type="float" office:value="0.167" calcext:value-type="float">
            <text:p>0,167</text:p>
          </table:table-cell>
          <table:table-cell table:style-name="ce7" table:formula="of:=1-([.E22]+[.F22])/2" office:value-type="float" office:value="0.509523255813954" calcext:value-type="float">
            <text:p>0,509523255813954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620" calcext:value-type="float">
            <text:p>620</text:p>
          </table:table-cell>
          <table:table-cell table:style-name="ce7" table:formula="of:=[.D23]/[.C23]" office:value-type="float" office:value="0.861111111111111" calcext:value-type="float">
            <text:p>0,861111111111111</text:p>
          </table:table-cell>
          <table:table-cell table:style-name="ce7" office:value-type="float" office:value="0.464" calcext:value-type="float">
            <text:p>0,464</text:p>
          </table:table-cell>
          <table:table-cell table:style-name="ce7" table:formula="of:=1-([.E23]+[.F23])/2" office:value-type="float" office:value="0.337444444444444" calcext:value-type="float">
            <text:p>0,337444444444444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470" calcext:value-type="float">
            <text:p>470</text:p>
          </table:table-cell>
          <table:table-cell table:style-name="ce7" table:formula="of:=[.D24]/[.C24]" office:value-type="float" office:value="1" calcext:value-type="float">
            <text:p>1</text:p>
          </table:table-cell>
          <table:table-cell table:style-name="ce7" office:value-type="float" office:value="0.85" calcext:value-type="float">
            <text:p>0,85</text:p>
          </table:table-cell>
          <table:table-cell table:style-name="ce7" table:formula="of:=1-([.E24]+[.F24])/2" office:value-type="float" office:value="0.075" calcext:value-type="float">
            <text:p>0,07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190" calcext:value-type="float">
            <text:p>190</text:p>
          </table:table-cell>
          <table:table-cell table:style-name="ce7" table:formula="of:=[.D25]/[.C25]" office:value-type="float" office:value="0.904761904761905" calcext:value-type="float">
            <text:p>0,904761904761905</text:p>
          </table:table-cell>
          <table:table-cell table:style-name="ce7" office:value-type="float" office:value="0.333" calcext:value-type="float">
            <text:p>0,333</text:p>
          </table:table-cell>
          <table:table-cell table:style-name="ce7" table:formula="of:=1-([.E25]+[.F25])/2" office:value-type="float" office:value="0.381119047619048" calcext:value-type="float">
            <text:p>0,38111904761904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3" calcext:value-type="float">
            <text:p>23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190" calcext:value-type="float">
            <text:p>190</text:p>
          </table:table-cell>
          <table:table-cell table:style-name="ce7" table:formula="of:=[.D26]/[.C26]" office:value-type="float" office:value="0.575757575757576" calcext:value-type="float">
            <text:p>0,575757575757576</text:p>
          </table:table-cell>
          <table:table-cell table:style-name="ce7" office:value-type="float" office:value="0.04" calcext:value-type="float">
            <text:p>0,04</text:p>
          </table:table-cell>
          <table:table-cell table:style-name="ce7" table:formula="of:=1-([.E26]+[.F26])/2" office:value-type="float" office:value="0.692121212121212" calcext:value-type="float">
            <text:p>0,692121212121212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210" calcext:value-type="float">
            <text:p>210</text:p>
          </table:table-cell>
          <table:table-cell table:style-name="ce7" table:formula="of:=[.D27]/[.C27]" office:value-type="float" office:value="0.636363636363636" calcext:value-type="float">
            <text:p>0,636363636363636</text:p>
          </table:table-cell>
          <table:table-cell table:style-name="ce7" office:value-type="float" office:value="0.067" calcext:value-type="float">
            <text:p>0,067</text:p>
          </table:table-cell>
          <table:table-cell table:style-name="ce7" table:formula="of:=1-([.E27]+[.F27])/2" office:value-type="float" office:value="0.648318181818182" calcext:value-type="float">
            <text:p>0,648318181818182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formula="of:=[.D28]/[.C28]" office:value-type="float" office:value="0.882352941176471" calcext:value-type="float">
            <text:p>0,88235294117647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28]+[.F28])/2" office:value-type="float" office:value="0.558823529411765" calcext:value-type="float">
            <text:p>0,55882352941176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6" calcext:value-type="float">
            <text:p>26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130" calcext:value-type="float">
            <text:p>130</text:p>
          </table:table-cell>
          <table:table-cell table:style-name="ce7" table:formula="of:=[.D29]/[.C29]" office:value-type="float" office:value="0.419354838709677" calcext:value-type="float">
            <text:p>0,41935483870967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29]+[.F29])/2" office:value-type="float" office:value="0.790322580645161" calcext:value-type="float">
            <text:p>0,79032258064516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180" calcext:value-type="float">
            <text:p>180</text:p>
          </table:table-cell>
          <table:table-cell table:style-name="ce7" table:formula="of:=[.D30]/[.C30]" office:value-type="float" office:value="0.857142857142857" calcext:value-type="float">
            <text:p>0,85714285714285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0]+[.F30])/2" office:value-type="float" office:value="0.571428571428571" calcext:value-type="float">
            <text:p>0,57142857142857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8" calcext:value-type="float">
            <text:p>2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[.D31]/[.C31]" office:value-type="float" office:value="0.1" calcext:value-type="float">
            <text:p>0,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1]+[.F31])/2" office:value-type="float" office:value="0.95" calcext:value-type="float">
            <text:p>0,9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[.D32]/[.C32]" office:value-type="float" office:value="0.142857142857143" calcext:value-type="float">
            <text:p>0,14285714285714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2]+[.F32])/2" office:value-type="float" office:value="0.928571428571429" calcext:value-type="float">
            <text:p>0,928571428571429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formula="of:=[.D33]/[.C33]" office:value-type="float" office:value="0.222222222222222" calcext:value-type="float">
            <text:p>0,22222222222222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3]+[.F33])/2" office:value-type="float" office:value="0.888888888888889" calcext:value-type="float">
            <text:p>0,888888888888889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34]/[.C34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4]+[.F34])/2" office:value-type="float" office:value="1" calcext:value-type="float">
            <text:p>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190" calcext:value-type="float">
            <text:p>190</text:p>
          </table:table-cell>
          <table:table-cell table:style-name="ce7" table:formula="of:=[.D35]/[.C35]" office:value-type="float" office:value="0.558823529411765" calcext:value-type="float">
            <text:p>0,558823529411765</text:p>
          </table:table-cell>
          <table:table-cell table:style-name="ce7" office:value-type="float" office:value="0.029" calcext:value-type="float">
            <text:p>0,029</text:p>
          </table:table-cell>
          <table:table-cell table:style-name="ce7" table:formula="of:=1-([.E35]+[.F35])/2" office:value-type="float" office:value="0.706088235294118" calcext:value-type="float">
            <text:p>0,70608823529411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3" calcext:value-type="float">
            <text:p>33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110" calcext:value-type="float">
            <text:p>110</text:p>
          </table:table-cell>
          <table:table-cell table:style-name="ce7" table:formula="of:=[.D36]/[.C36]" office:value-type="float" office:value="0.305555555555556" calcext:value-type="float">
            <text:p>0,30555555555555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6]+[.F36])/2" office:value-type="float" office:value="0.847222222222222" calcext:value-type="float">
            <text:p>0,847222222222222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4" calcext:value-type="float">
            <text:p>34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formula="of:=[.D37]/[.C37]" office:value-type="float" office:value="0.363636363636364" calcext:value-type="float">
            <text:p>0,36363636363636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7]+[.F37])/2" office:value-type="float" office:value="0.818181818181818" calcext:value-type="float">
            <text:p>0,81818181818181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5" calcext:value-type="float">
            <text:p>35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D38]/[.C38]" office:value-type="float" office:value="0.161290322580645" calcext:value-type="float">
            <text:p>0,16129032258064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8]+[.F38])/2" office:value-type="float" office:value="0.919354838709677" calcext:value-type="float">
            <text:p>0,919354838709677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formula="of:=[.D39]/[.C39]" office:value-type="float" office:value="0.363636363636364" calcext:value-type="float">
            <text:p>0,36363636363636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39]+[.F39])/2" office:value-type="float" office:value="0.818181818181818" calcext:value-type="float">
            <text:p>0,81818181818181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7" calcext:value-type="float">
            <text:p>37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270" calcext:value-type="float">
            <text:p>270</text:p>
          </table:table-cell>
          <table:table-cell table:style-name="ce7" table:formula="of:=[.D40]/[.C40]" office:value-type="float" office:value="0.870967741935484" calcext:value-type="float">
            <text:p>0,87096774193548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0]+[.F40])/2" office:value-type="float" office:value="0.564516129032258" calcext:value-type="float">
            <text:p>0,56451612903225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260" calcext:value-type="float">
            <text:p>260</text:p>
          </table:table-cell>
          <table:table-cell table:style-name="ce7" table:formula="of:=[.D41]/[.C41]" office:value-type="float" office:value="0.787878787878788" calcext:value-type="float">
            <text:p>0,78787878787878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1]+[.F41])/2" office:value-type="float" office:value="0.606060606060606" calcext:value-type="float">
            <text:p>0,606060606060606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90" calcext:value-type="float">
            <text:p>90</text:p>
          </table:table-cell>
          <table:table-cell table:style-name="ce7" table:formula="of:=[.D42]/[.C42]" office:value-type="float" office:value="0.28125" calcext:value-type="float">
            <text:p>0,2812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2]+[.F42])/2" office:value-type="float" office:value="0.859375" calcext:value-type="float">
            <text:p>0,85937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270" calcext:value-type="float">
            <text:p>270</text:p>
          </table:table-cell>
          <table:table-cell table:style-name="ce7" table:formula="of:=[.D43]/[.C43]" office:value-type="float" office:value="0.794117647058823" calcext:value-type="float">
            <text:p>0,79411764705882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3]+[.F43])/2" office:value-type="float" office:value="0.602941176470588" calcext:value-type="float">
            <text:p>0,602941176470588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1" calcext:value-type="float">
            <text:p>41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140" calcext:value-type="float">
            <text:p>140</text:p>
          </table:table-cell>
          <table:table-cell table:style-name="ce7" table:formula="of:=[.D44]/[.C44]" office:value-type="float" office:value="0.518518518518518" calcext:value-type="float">
            <text:p>0,51851851851851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4]+[.F44])/2" office:value-type="float" office:value="0.740740740740741" calcext:value-type="float">
            <text:p>0,74074074074074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2" calcext:value-type="float">
            <text:p>4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45]/[.C45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5]+[.F45])/2" office:value-type="float" office:value="1" calcext:value-type="float">
            <text:p>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3" calcext:value-type="float">
            <text:p>43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250" calcext:value-type="float">
            <text:p>250</text:p>
          </table:table-cell>
          <table:table-cell table:style-name="ce7" table:formula="of:=[.D46]/[.C46]" office:value-type="float" office:value="0.757575757575758" calcext:value-type="float">
            <text:p>0,75757575757575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6]+[.F46])/2" office:value-type="float" office:value="0.621212121212121" calcext:value-type="float">
            <text:p>0,62121212121212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4" calcext:value-type="float">
            <text:p>4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150" calcext:value-type="float">
            <text:p>150</text:p>
          </table:table-cell>
          <table:table-cell table:style-name="ce7" table:formula="of:=[.D47]/[.C47]" office:value-type="float" office:value="0.555555555555556" calcext:value-type="float">
            <text:p>0,55555555555555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7]+[.F47])/2" office:value-type="float" office:value="0.722222222222222" calcext:value-type="float">
            <text:p>0,722222222222222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130" calcext:value-type="float">
            <text:p>130</text:p>
          </table:table-cell>
          <table:table-cell table:style-name="ce7" table:formula="of:=[.D48]/[.C48]" office:value-type="float" office:value="0.464285714285714" calcext:value-type="float">
            <text:p>0,46428571428571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8]+[.F48])/2" office:value-type="float" office:value="0.767857142857143" calcext:value-type="float">
            <text:p>0,767857142857143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6" calcext:value-type="float">
            <text:p>46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[.D49]/[.C49]" office:value-type="float" office:value="0.285714285714286" calcext:value-type="float">
            <text:p>0,28571428571428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49]+[.F49])/2" office:value-type="float" office:value="0.857142857142857" calcext:value-type="float">
            <text:p>0,857142857142857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7" calcext:value-type="float">
            <text:p>47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formula="of:=[.D50]/[.C50]" office:value-type="float" office:value="0.205128205128205" calcext:value-type="float">
            <text:p>0,20512820512820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50]+[.F50])/2" office:value-type="float" office:value="0.897435897435897" calcext:value-type="float">
            <text:p>0,897435897435897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8" calcext:value-type="float">
            <text:p>4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[.D51]/[.C51]" office:value-type="float" office:value="0.1" calcext:value-type="float">
            <text:p>0,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51]+[.F51])/2" office:value-type="float" office:value="0.95" calcext:value-type="float">
            <text:p>0,95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49" calcext:value-type="float">
            <text:p>4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52]/[.C52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52]+[.F52])/2" office:value-type="float" office:value="1" calcext:value-type="float">
            <text:p>1</text:p>
          </table:table-cell>
          <table:table-cell table:style-name="ce7"/>
        </table:table-row>
        <table:table-row table:style-name="ro2">
          <table:table-cell table:style-name="ce7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90" calcext:value-type="float">
            <text:p>90</text:p>
          </table:table-cell>
          <table:table-cell table:style-name="ce7" table:formula="of:=[.D53]/[.C53]" office:value-type="float" office:value="0.6" calcext:value-type="float">
            <text:p>0,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([.E53]+[.F53])/2" office:value-type="float" office:value="0.7" calcext:value-type="float">
            <text:p>0,7</text:p>
          </table:table-cell>
          <table:table-cell table:style-name="ce7"/>
        </table:table-row>
        <table:table-row table:style-name="ro6">
          <table:table-cell table:style-name="ce8" office:value-type="string" calcext:value-type="string">
            <text:p>SPOT 2</text:p>
          </table:table-cell>
          <table:table-cell office:value-type="float" office:value="51" calcext:value-type="float">
            <text:p>51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table:formula="of:=[.D54]/[.C54]" office:value-type="float" office:value="0.857142857142857" calcext:value-type="float">
            <text:p>0,857142857142857</text:p>
          </table:table-cell>
          <table:table-cell office:value-type="float" office:value="0" calcext:value-type="float">
            <text:p>0</text:p>
          </table:table-cell>
          <table:table-cell table:formula="of:=1-([.E54]+[.F54])/2" office:value-type="float" office:value="0.571428571428571" calcext:value-type="float">
            <text:p>0,571428571428571</text:p>
          </table:table-cell>
          <table:table-cell/>
        </table:table-row>
        <table:table-row table:style-name="ro7">
          <table:table-cell table:style-name="ce9" office:value-type="string" calcext:value-type="string">
            <text:p>45°41'33.9"N</text:p>
          </table:table-cell>
          <table:table-cell office:value-type="float" office:value="52" calcext:value-type="float">
            <text:p>52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table:formula="of:=[.D55]/[.C55]" office:value-type="float" office:value="0.888888888888889" calcext:value-type="float">
            <text:p>0,888888888888889</text:p>
          </table:table-cell>
          <table:table-cell table:formula="of:=1/8" office:value-type="float" office:value="0.125" calcext:value-type="float">
            <text:p>0,125</text:p>
          </table:table-cell>
          <table:table-cell table:formula="of:=1-([.E55]+[.F55])/2" office:value-type="float" office:value="0.493055555555556" calcext:value-type="float">
            <text:p>0,493055555555556</text:p>
          </table:table-cell>
          <table:table-cell/>
        </table:table-row>
        <table:table-row table:style-name="ro6">
          <table:table-cell table:style-name="ce8" office:value-type="string" calcext:value-type="string">
            <text:p><text:s/>5°50'52.6"E</text:p>
          </table:table-cell>
          <table:table-cell office:value-type="float" office:value="53" calcext:value-type="float">
            <text:p>53</text:p>
          </table:table-cell>
          <table:table-cell office:value-type="float" office:value="324" calcext:value-type="float">
            <text:p>324</text:p>
          </table:table-cell>
          <table:table-cell office:value-type="float" office:value="115" calcext:value-type="float">
            <text:p>115</text:p>
          </table:table-cell>
          <table:table-cell table:formula="of:=[.D56]/[.C56]" office:value-type="float" office:value="0.354938271604938" calcext:value-type="float">
            <text:p>0,354938271604938</text:p>
          </table:table-cell>
          <table:table-cell table:formula="of:=4/25" office:value-type="float" office:value="0.16" calcext:value-type="float">
            <text:p>0,16</text:p>
          </table:table-cell>
          <table:table-cell table:formula="of:=1-([.E56]+[.F56])/2" office:value-type="float" office:value="0.742530864197531" calcext:value-type="float">
            <text:p>0,742530864197531</text:p>
          </table:table-cell>
          <table:table-cell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415" calcext:value-type="float">
            <text:p>415</text:p>
          </table:table-cell>
          <table:table-cell office:value-type="float" office:value="296" calcext:value-type="float">
            <text:p>296</text:p>
          </table:table-cell>
          <table:table-cell table:formula="of:=[.D57]/[.C57]" office:value-type="float" office:value="0.713253012048193" calcext:value-type="float">
            <text:p>0,713253012048193</text:p>
          </table:table-cell>
          <table:table-cell table:formula="of:=3/43" office:value-type="float" office:value="0.0697674418604651" calcext:value-type="float">
            <text:p>0,069767441860465</text:p>
          </table:table-cell>
          <table:table-cell table:formula="of:=1-([.E57]+[.F57])/2" office:value-type="float" office:value="0.608489773045671" calcext:value-type="float">
            <text:p>0,608489773045671</text:p>
          </table:table-cell>
          <table:table-cell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table:formula="of:=[.D58]/[.C58]" office:value-type="float" office:value="0.548387096774194" calcext:value-type="float">
            <text:p>0,548387096774194</text:p>
          </table:table-cell>
          <table:table-cell office:value-type="float" office:value="0" calcext:value-type="float">
            <text:p>0</text:p>
          </table:table-cell>
          <table:table-cell table:formula="of:=1-([.E58]+[.F58])/2" office:value-type="float" office:value="0.725806451612903" calcext:value-type="float">
            <text:p>0,725806451612903</text:p>
          </table:table-cell>
          <table:table-cell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table:formula="of:=[.D59]/[.C59]" office:value-type="float" office:value="0.505494505494506" calcext:value-type="float">
            <text:p>0,505494505494506</text:p>
          </table:table-cell>
          <table:table-cell office:value-type="float" office:value="0" calcext:value-type="float">
            <text:p>0</text:p>
          </table:table-cell>
          <table:table-cell table:formula="of:=1-([.E59]+[.F59])/2" office:value-type="float" office:value="0.747252747252747" calcext:value-type="float">
            <text:p>0,747252747252747</text:p>
          </table:table-cell>
          <table:table-cell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table:formula="of:=[.D60]/[.C60]" office:value-type="float" office:value="0.909090909090909" calcext:value-type="float">
            <text:p>0,909090909090909</text:p>
          </table:table-cell>
          <table:table-cell table:formula="of:=2/47" office:value-type="float" office:value="0.0425531914893617" calcext:value-type="float">
            <text:p>0,042553191489362</text:p>
          </table:table-cell>
          <table:table-cell table:formula="of:=1-([.E60]+[.F60])/2" office:value-type="float" office:value="0.524177949709865" calcext:value-type="float">
            <text:p>0,524177949709865</text:p>
          </table:table-cell>
          <table:table-cell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table:formula="of:=[.D61]/[.C61]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1-([.E61]+[.F61])/2" office:value-type="float" office:value="0.85" calcext:value-type="float">
            <text:p>0,85</text:p>
          </table:table-cell>
          <table:table-cell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D62]/[.C62]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1-([.E62]+[.F62])/2" office:value-type="float" office:value="0.95" calcext:value-type="float">
            <text:p>0,95</text:p>
          </table:table-cell>
          <table:table-cell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D63]/[.C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63]+[.F63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[.D64]/[.C64]" office:value-type="float" office:value="0.5" calcext:value-type="float">
            <text:p>0,5</text:p>
          </table:table-cell>
          <table:table-cell table:formula="of:=1/40" office:value-type="float" office:value="0.025" calcext:value-type="float">
            <text:p>0,025</text:p>
          </table:table-cell>
          <table:table-cell table:formula="of:=1-([.E64]+[.F64])/2" office:value-type="float" office:value="0.7375" calcext:value-type="float">
            <text:p>0,7375</text:p>
          </table:table-cell>
          <table:table-cell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D65]/[.C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65]+[.F65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D66]/[.C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66]+[.F66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D67]/[.C67]" office:value-type="float" office:value="0.75" calcext:value-type="float">
            <text:p>0,75</text:p>
          </table:table-cell>
          <table:table-cell table:formula="of:=1/4" office:value-type="float" office:value="0.25" calcext:value-type="float">
            <text:p>0,25</text:p>
          </table:table-cell>
          <table:table-cell table:formula="of:=1-([.E67]+[.F67])/2"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formula="of:=[.D68]/[.C68]" office:value-type="float" office:value="0.411764705882353" calcext:value-type="float">
            <text:p>0,411764705882353</text:p>
          </table:table-cell>
          <table:table-cell office:value-type="float" office:value="0" calcext:value-type="float">
            <text:p>0</text:p>
          </table:table-cell>
          <table:table-cell table:formula="of:=1-([.E68]+[.F68])/2" office:value-type="float" office:value="0.794117647058824" calcext:value-type="float">
            <text:p>0,794117647058824</text:p>
          </table:table-cell>
          <table:table-cell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69]/[.C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69]+[.F69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70]/[.C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70]+[.F70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71]/[.C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71]+[.F71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72]/[.C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72]+[.F72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73]/[.C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73]+[.F73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formula="of:=[.D74]/[.C74]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1-([.E74]+[.F74])/2" office:value-type="float" office:value="0.75" calcext:value-type="float">
            <text:p>0,75</text:p>
          </table:table-cell>
          <table:table-cell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table:formula="of:=[.D75]/[.C75]" office:value-type="float" office:value="0.475" calcext:value-type="float">
            <text:p>0,475</text:p>
          </table:table-cell>
          <table:table-cell office:value-type="float" office:value="0" calcext:value-type="float">
            <text:p>0</text:p>
          </table:table-cell>
          <table:table-cell table:formula="of:=1-([.E75]+[.F75])/2" office:value-type="float" office:value="0.7625" calcext:value-type="float">
            <text:p>0,7625</text:p>
          </table:table-cell>
          <table:table-cell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float" office:value="300" calcext:value-type="float">
            <text:p>300</text:p>
          </table:table-cell>
          <table:table-cell office:value-type="float" office:value="260" calcext:value-type="float">
            <text:p>260</text:p>
          </table:table-cell>
          <table:table-cell table:formula="of:=[.D76]/[.C76]" office:value-type="float" office:value="0.866666666666667" calcext:value-type="float">
            <text:p>0,866666666666667</text:p>
          </table:table-cell>
          <table:table-cell table:formula="of:=4/25" office:value-type="float" office:value="0.16" calcext:value-type="float">
            <text:p>0,16</text:p>
          </table:table-cell>
          <table:table-cell table:formula="of:=1-([.E76]+[.F76])/2" office:value-type="float" office:value="0.486666666666667" calcext:value-type="float">
            <text:p>0,486666666666667</text:p>
          </table:table-cell>
          <table:table-cell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table:formula="of:=[.D77]/[.C77]"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formula="of:=1-([.E77]+[.F77])/2" office:value-type="float" office:value="0.825" calcext:value-type="float">
            <text:p>0,825</text:p>
          </table:table-cell>
          <table:table-cell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D78]/[.C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78]+[.F78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table:formula="of:=[.D79]/[.C79]" office:value-type="float" office:value="0.826086956521739" calcext:value-type="float">
            <text:p>0,826086956521739</text:p>
          </table:table-cell>
          <table:table-cell office:value-type="float" office:value="0" calcext:value-type="float">
            <text:p>0</text:p>
          </table:table-cell>
          <table:table-cell table:formula="of:=1-([.E79]+[.F79])/2" office:value-type="float" office:value="0.58695652173913" calcext:value-type="float">
            <text:p>0,58695652173913</text:p>
          </table:table-cell>
          <table:table-cell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formula="of:=[.D80]/[.C80]" office:value-type="float" office:value="0.888888888888889" calcext:value-type="float">
            <text:p>0,888888888888889</text:p>
          </table:table-cell>
          <table:table-cell office:value-type="float" office:value="0" calcext:value-type="float">
            <text:p>0</text:p>
          </table:table-cell>
          <table:table-cell table:formula="of:=1-([.E80]+[.F80])/2" office:value-type="float" office:value="0.555555555555556" calcext:value-type="float">
            <text:p>0,555555555555556</text:p>
          </table:table-cell>
          <table:table-cell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table:formula="of:=[.D81]/[.C81]" office:value-type="float" office:value="0.85" calcext:value-type="float">
            <text:p>0,85</text:p>
          </table:table-cell>
          <table:table-cell table:formula="of:=1/2" office:value-type="float" office:value="0.5" calcext:value-type="float">
            <text:p>0,5</text:p>
          </table:table-cell>
          <table:table-cell table:formula="of:=1-([.E81]+[.F81])/2" office:value-type="float" office:value="0.325" calcext:value-type="float">
            <text:p>0,325</text:p>
          </table:table-cell>
          <table:table-cell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  <table:table-cell table:formula="of:=[.D82]/[.C82]" office:value-type="float" office:value="0.551724137931034" calcext:value-type="float">
            <text:p>0,551724137931034</text:p>
          </table:table-cell>
          <table:table-cell office:value-type="float" office:value="0" calcext:value-type="float">
            <text:p>0</text:p>
          </table:table-cell>
          <table:table-cell table:formula="of:=1-([.E82]+[.F82])/2" office:value-type="float" office:value="0.724137931034483" calcext:value-type="float">
            <text:p>0,724137931034483</text:p>
          </table:table-cell>
          <table:table-cell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table:formula="of:=[.D83]/[.C83]" office:value-type="float" office:value="0.882352941176471" calcext:value-type="float">
            <text:p>0,882352941176471</text:p>
          </table:table-cell>
          <table:table-cell table:formula="of:=3/35" office:value-type="float" office:value="0.0857142857142857" calcext:value-type="float">
            <text:p>0,085714285714286</text:p>
          </table:table-cell>
          <table:table-cell table:formula="of:=1-([.E83]+[.F83])/2" office:value-type="float" office:value="0.515966386554622" calcext:value-type="float">
            <text:p>0,515966386554622</text:p>
          </table:table-cell>
          <table:table-cell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table:formula="of:=[.D84]/[.C84]" office:value-type="float" office:value="0.75" calcext:value-type="float">
            <text:p>0,75</text:p>
          </table:table-cell>
          <table:table-cell table:formula="of:=3/23" office:value-type="float" office:value="0.130434782608696" calcext:value-type="float">
            <text:p>0,130434782608696</text:p>
          </table:table-cell>
          <table:table-cell table:formula="of:=1-([.E84]+[.F84])/2" office:value-type="float" office:value="0.559782608695652" calcext:value-type="float">
            <text:p>0,559782608695652</text:p>
          </table:table-cell>
          <table:table-cell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D85]/[.C85]" office:value-type="float" office:value="0.75" calcext:value-type="float">
            <text:p>0,75</text:p>
          </table:table-cell>
          <table:table-cell table:formula="of:=2/25" office:value-type="float" office:value="0.08" calcext:value-type="float">
            <text:p>0,08</text:p>
          </table:table-cell>
          <table:table-cell table:formula="of:=1-([.E85]+[.F85])/2" office:value-type="float" office:value="0.585" calcext:value-type="float">
            <text:p>0,585</text:p>
          </table:table-cell>
          <table:table-cell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table:formula="of:=[.D86]/[.C86]" office:value-type="float" office:value="0.888888888888889" calcext:value-type="float">
            <text:p>0,888888888888889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formula="of:=1-([.E86]+[.F86])/2" office:value-type="float" office:value="0.472222222222222" calcext:value-type="float">
            <text:p>0,472222222222222</text:p>
          </table:table-cell>
          <table:table-cell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87]/[.C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87]+[.F87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480" calcext:value-type="float">
            <text:p>480</text:p>
          </table:table-cell>
          <table:table-cell office:value-type="float" office:value="230" calcext:value-type="float">
            <text:p>230</text:p>
          </table:table-cell>
          <table:table-cell table:formula="of:=[.D88]/[.C88]" office:value-type="float" office:value="0.479166666666667" calcext:value-type="float">
            <text:p>0,479166666666667</text:p>
          </table:table-cell>
          <table:table-cell office:value-type="float" office:value="0" calcext:value-type="float">
            <text:p>0</text:p>
          </table:table-cell>
          <table:table-cell table:formula="of:=1-([.E88]+[.F88])/2" office:value-type="float" office:value="0.760416666666667" calcext:value-type="float">
            <text:p>0,760416666666667</text:p>
          </table:table-cell>
          <table:table-cell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D89]/[.C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89]+[.F89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D90]/[.C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90]+[.F90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float" office:value="380" calcext:value-type="float">
            <text:p>380</text:p>
          </table:table-cell>
          <table:table-cell office:value-type="float" office:value="189" calcext:value-type="float">
            <text:p>189</text:p>
          </table:table-cell>
          <table:table-cell table:formula="of:=[.D91]/[.C91]" office:value-type="float" office:value="0.497368421052632" calcext:value-type="float">
            <text:p>0,497368421052632</text:p>
          </table:table-cell>
          <table:table-cell office:value-type="float" office:value="0" calcext:value-type="float">
            <text:p>0</text:p>
          </table:table-cell>
          <table:table-cell table:formula="of:=1-([.E91]+[.F91])/2" office:value-type="float" office:value="0.751315789473684" calcext:value-type="float">
            <text:p>0,751315789473684</text:p>
          </table:table-cell>
          <table:table-cell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float" office:value="254" calcext:value-type="float">
            <text:p>254</text:p>
          </table:table-cell>
          <table:table-cell office:value-type="float" office:value="202" calcext:value-type="float">
            <text:p>202</text:p>
          </table:table-cell>
          <table:table-cell table:formula="of:=[.D92]/[.C92]" office:value-type="float" office:value="0.795275590551181" calcext:value-type="float">
            <text:p>0,795275590551181</text:p>
          </table:table-cell>
          <table:table-cell table:formula="of:=1/13" office:value-type="float" office:value="0.0769230769230769" calcext:value-type="float">
            <text:p>0,076923076923077</text:p>
          </table:table-cell>
          <table:table-cell table:formula="of:=1-([.E92]+[.F92])/2" office:value-type="float" office:value="0.563900666262871" calcext:value-type="float">
            <text:p>0,563900666262871</text:p>
          </table:table-cell>
          <table:table-cell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93]/[.C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93]+[.F93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D94]/[.C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94]+[.F94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table:formula="of:=[.D95]/[.C95]" office:value-type="float" office:value="0.387096774193548" calcext:value-type="float">
            <text:p>0,387096774193548</text:p>
          </table:table-cell>
          <table:table-cell office:value-type="float" office:value="0" calcext:value-type="float">
            <text:p>0</text:p>
          </table:table-cell>
          <table:table-cell table:formula="of:=1-([.E95]+[.F95])/2" office:value-type="float" office:value="0.806451612903226" calcext:value-type="float">
            <text:p>0,806451612903226</text:p>
          </table:table-cell>
          <table:table-cell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D96]/[.C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96]+[.F96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350" calcext:value-type="float">
            <text:p>350</text:p>
          </table:table-cell>
          <table:table-cell office:value-type="float" office:value="330" calcext:value-type="float">
            <text:p>330</text:p>
          </table:table-cell>
          <table:table-cell table:formula="of:=[.D97]/[.C97]" office:value-type="float" office:value="0.942857142857143" calcext:value-type="float">
            <text:p>0,942857142857143</text:p>
          </table:table-cell>
          <table:table-cell table:formula="of:=2/9" office:value-type="float" office:value="0.222222222222222" calcext:value-type="float">
            <text:p>0,222222222222222</text:p>
          </table:table-cell>
          <table:table-cell table:formula="of:=1-([.E97]+[.F97])/2" office:value-type="float" office:value="0.417460317460318" calcext:value-type="float">
            <text:p>0,417460317460318</text:p>
          </table:table-cell>
          <table:table-cell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formula="of:=[.D98]/[.C98]" office:value-type="float" office:value="0.333333333333333" calcext:value-type="float">
            <text:p>0,333333333333333</text:p>
          </table:table-cell>
          <table:table-cell office:value-type="float" office:value="0" calcext:value-type="float">
            <text:p>0</text:p>
          </table:table-cell>
          <table:table-cell table:formula="of:=1-([.E98]+[.F98])/2" office:value-type="float" office:value="0.833333333333333" calcext:value-type="float">
            <text:p>0,833333333333333</text:p>
          </table:table-cell>
          <table:table-cell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formula="of:=[.D99]/[.C99]" office:value-type="float" office:value="0.4375" calcext:value-type="float">
            <text:p>0,4375</text:p>
          </table:table-cell>
          <table:table-cell office:value-type="float" office:value="0" calcext:value-type="float">
            <text:p>0</text:p>
          </table:table-cell>
          <table:table-cell table:formula="of:=1-([.E99]+[.F99])/2" office:value-type="float" office:value="0.78125" calcext:value-type="float">
            <text:p>0,78125</text:p>
          </table:table-cell>
          <table:table-cell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D100]/[.C1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([.E100]+[.F100])/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[.D101]/[.C101]" office:value-type="float" office:value="0.590909090909091" calcext:value-type="float">
            <text:p>0,590909090909091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formula="of:=1-([.E101]+[.F101])/2" office:value-type="float" office:value="0.621212121212121" calcext:value-type="float">
            <text:p>0,621212121212121</text:p>
          </table:table-cell>
          <table:table-cell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305" calcext:value-type="float">
            <text:p>305</text:p>
          </table:table-cell>
          <table:table-cell office:value-type="float" office:value="206" calcext:value-type="float">
            <text:p>206</text:p>
          </table:table-cell>
          <table:table-cell table:formula="of:=[.D102]/[.C102]" office:value-type="float" office:value="0.675409836065574" calcext:value-type="float">
            <text:p>0,675409836065574</text:p>
          </table:table-cell>
          <table:table-cell office:value-type="float" office:value="0" calcext:value-type="float">
            <text:p>0</text:p>
          </table:table-cell>
          <table:table-cell table:formula="of:=1-([.E102]+[.F102])/2" office:value-type="float" office:value="0.662295081967213" calcext:value-type="float">
            <text:p>0,662295081967213</text:p>
          </table:table-cell>
          <table:table-cell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table:formula="of:=[.D103]/[.C103]" office:value-type="float" office:value="0.475409836065574" calcext:value-type="float">
            <text:p>0,475409836065574</text:p>
          </table:table-cell>
          <table:table-cell office:value-type="float" office:value="0" calcext:value-type="float">
            <text:p>0</text:p>
          </table:table-cell>
          <table:table-cell table:formula="of:=1-([.E103]+[.F103])/2" office:value-type="float" office:value="0.762295081967213" calcext:value-type="float">
            <text:p>0,762295081967213</text:p>
          </table:table-cell>
          <table:table-cell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360" calcext:value-type="float">
            <text:p>360</text:p>
          </table:table-cell>
          <table:table-cell office:value-type="float" office:value="210" calcext:value-type="float">
            <text:p>210</text:p>
          </table:table-cell>
          <table:table-cell table:formula="of:=[.D104]/[.C104]" office:value-type="float" office:value="0.583333333333333" calcext:value-type="float">
            <text:p>0,583333333333333</text:p>
          </table:table-cell>
          <table:table-cell office:value-type="float" office:value="0" calcext:value-type="float">
            <text:p>0</text:p>
          </table:table-cell>
          <table:table-cell table:formula="of:=1-([.E104]+[.F104])/2" office:value-type="float" office:value="0.708333333333333" calcext:value-type="float">
            <text:p>0,708333333333333</text:p>
          </table:table-cell>
          <table:table-cell/>
        </table:table-row>
      </table:table>
      <table:table table:name="Feuille3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4">
          <table:table-cell table:style-name="ce1" office:value-type="string" calcext:value-type="string" table:number-columns-spanned="6" table:number-rows-spanned="1">
            <text:p>Measure of the production of shoots r0</text:p>
          </table:table-cell>
          <table:covered-table-cell table:number-columns-repeated="3" table:style-name="ce13"/>
          <table:covered-table-cell table:number-columns-repeated="2"/>
          <table:table-cell table:number-columns-repeated="4"/>
          <table:table-cell table:style-name="ce20"/>
          <table:table-cell/>
        </table:table-row>
        <table:table-row table:style-name="ro3">
          <table:table-cell/>
          <table:table-cell table:style-name="ce13" table:number-columns-repeated="3"/>
          <table:table-cell table:number-columns-repeated="5"/>
          <table:table-cell table:style-name="ce19" office:value-type="string" calcext:value-type="string">
            <text:p>each cell is /3, because</text:p>
            <text:p> there are 3 generations</text:p>
            <text:p> Since the defoliation</text:p>
          </table:table-cell>
          <table:table-cell table:style-name="ce12" office:value-type="string" calcext:value-type="string">
            <text:p>Wood density</text:p>
          </table:table-cell>
          <table:table-cell office:value-type="float" office:value="0.95" calcext:value-type="float">
            <text:p>0,95</text:p>
          </table:table-cell>
        </table:table-row>
        <table:table-row table:style-name="ro2">
          <table:table-cell table:style-name="ce12" office:value-type="string" calcext:value-type="string">
            <text:p>Individual</text:p>
          </table:table-cell>
          <table:table-cell table:style-name="ce12" office:value-type="string" calcext:value-type="string">
            <text:p>Number of shoots</text:p>
          </table:table-cell>
          <table:table-cell table:style-name="ce12" office:value-type="string" calcext:value-type="string">
            <text:p>Trunk height</text:p>
          </table:table-cell>
          <table:table-cell table:style-name="ce12" office:value-type="string" calcext:value-type="string">
            <text:p>Trunk circumference</text:p>
          </table:table-cell>
          <table:table-cell table:style-name="ce12" office:value-type="string" calcext:value-type="string">
            <text:p>Living branches length </text:p>
          </table:table-cell>
          <table:table-cell table:style-name="ce12" office:value-type="string" calcext:value-type="string">
            <text:p>Living branches circumference</text:p>
          </table:table-cell>
          <table:table-cell table:style-name="ce12" office:value-type="string" calcext:value-type="string">
            <text:p>Living branches biomass</text:p>
          </table:table-cell>
          <table:table-cell table:style-name="ce12" office:value-type="string" calcext:value-type="string">
            <text:p>Wood biomass</text:p>
          </table:table-cell>
          <table:table-cell table:style-name="ce12" office:value-type="string" calcext:value-type="string">
            <text:p>Shoots biomass</text:p>
          </table:table-cell>
          <table:table-cell table:style-name="ce12" office:value-type="string" calcext:value-type="string">
            <text:p>r0</text:p>
          </table:table-cell>
          <table:table-cell table:style-name="ce12" office:value-type="string" calcext:value-type="string">
            <text:p>Mean mass of a shoot (g)</text:p>
          </table:table-cell>
          <table:table-cell office:value-type="float" office:value="0.0888279032258065" calcext:value-type="float">
            <text:p>0,0888279032258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(([.D4]/(2*PI()))^2*PI()*[.C4]/3)*[.$L$2]" office:value-type="float" office:value="154.825928639796" calcext:value-type="float">
            <text:p>154,825928639796</text:p>
          </table:table-cell>
          <table:table-cell table:formula="of:=[.B4]*[.$L$3]" office:value-type="float" office:value="4.97436258064516" calcext:value-type="float">
            <text:p>4,97436258064516</text:p>
          </table:table-cell>
          <table:table-cell table:formula="of:=([.I4]/[.H4])/3" office:value-type="float" office:value="0.0107095812360518" calcext:value-type="float">
            <text:p>0,01070958123605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4" office:value-type="float" office:value="115" calcext:value-type="float" table:number-columns-spanned="1" table:number-rows-spanned="3">
            <text:p>115</text:p>
          </table:table-cell>
          <table:table-cell table:style-name="ce14" office:value-type="float" office:value="257" calcext:value-type="float" table:number-columns-spanned="1" table:number-rows-spanned="3">
            <text:p>257</text:p>
          </table:table-cell>
          <table:table-cell table:style-name="ce16" office:value-type="float" office:value="24" calcext:value-type="float" table:number-columns-spanned="1" table:number-rows-spanned="3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(([.F5]/(2*PI()))^2*PI()*[.E5]/3)*[.$L$2]" office:value-type="float" office:value="98.2781773592454" calcext:value-type="float">
            <text:p>98,2781773592454</text:p>
          </table:table-cell>
          <table:table-cell table:formula="of:=(([.D5]/(2*PI()))^2*PI()*[.C5]/3)*[.$L$2]+[.G5]+[.G6]+[.G7]" office:value-type="float" office:value="3924.37361961795" calcext:value-type="float">
            <text:p>3924,37361961795</text:p>
          </table:table-cell>
          <table:table-cell table:formula="of:=[.B5]*[.$L$3]" office:value-type="float" office:value="10.2152088709677" calcext:value-type="float">
            <text:p>10,2152088709677</text:p>
          </table:table-cell>
          <table:table-cell table:formula="of:=([.I5]/[.H5])/3" office:value-type="float" office:value="0.00086767213158145" calcext:value-type="float">
            <text:p>0,000867672131581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5"/>
          <table:covered-table-cell table:style-name="ce1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([.F6]/(2*PI()))^2*PI()*[.E6]/3)*[.$L$2]" office:value-type="float" office:value="20.1596261249734" calcext:value-type="float">
            <text:p>20,1596261249734</text:p>
          </table:table-cell>
          <table:table-cell table:formula="of:=(([.D8]/(2*PI()))^2*PI()*[.C8]/3)*[.$L$2]" office:value-type="float" office:value="658.614985502881" calcext:value-type="float">
            <text:p>658,614985502881</text:p>
          </table:table-cell>
          <table:table-cell table:formula="of:=[.B8]*[.$L$3]" office:value-type="float" office:value="0.177655806451613" calcext:value-type="float">
            <text:p>0,177655806451613</text:p>
          </table:table-cell>
          <table:table-cell table:formula="of:=([.I6]/[.H6])/3" office:value-type="float" office:value="0.0000899138395785538" calcext:value-type="float">
            <text:p>8,99138395785538E-05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5"/>
          <table:covered-table-cell table:style-name="ce17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(([.F7]/(2*PI()))^2*PI()*[.E7]/3)*[.$L$2]" office:value-type="float" office:value="75.5985979686503" calcext:value-type="float">
            <text:p>75,5985979686503</text:p>
          </table:table-cell>
          <table:table-cell table:formula="of:=(([.D9]/(2*PI()))^2*PI()*[.C9]/3)*[.$L$2]" office:value-type="float" office:value="246.955420030924" calcext:value-type="float">
            <text:p>246,955420030924</text:p>
          </table:table-cell>
          <table:table-cell table:formula="of:=[.B9]*[.$L$3]" office:value-type="float" office:value="1.77655806451613" calcext:value-type="float">
            <text:p>1,77655806451613</text:p>
          </table:table-cell>
          <table:table-cell table:formula="of:=([.I7]/[.H7])/3" office:value-type="float" office:value="0.00239794705227049" calcext:value-type="float">
            <text:p>0,00239794705227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(([.D10]/(2*PI()))^2*PI()*[.C10]/3)*[.$L$2]+[.G10]+[.G11]" office:value-type="float" office:value="935.87914343607" calcext:value-type="float">
            <text:p>935,87914343607</text:p>
          </table:table-cell>
          <table:table-cell table:formula="of:=[.B10]*[.$L$3]" office:value-type="float" office:value="3.10897661290323" calcext:value-type="float">
            <text:p>3,10897661290323</text:p>
          </table:table-cell>
          <table:table-cell table:formula="of:=([.I8]/[.H8])/3" office:value-type="float" office:value="0.00110732838198483" calcext:value-type="float">
            <text:p>0,00110732838198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(([.D12]/(2*PI()))^2*PI()*[.C12]/3)*[.$L$2]" office:value-type="float" office:value="2039.14618254106" calcext:value-type="float">
            <text:p>2039,14618254106</text:p>
          </table:table-cell>
          <table:table-cell table:formula="of:=[.B12]*[.$L$3]" office:value-type="float" office:value="1.06593483870968" calcext:value-type="float">
            <text:p>1,06593483870968</text:p>
          </table:table-cell>
          <table:table-cell table:formula="of:=([.I9]/[.H9])/3" office:value-type="float" office:value="0.000174245287535226" calcext:value-type="float">
            <text:p>0,00017424528753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office:value-type="float" office:value="35" calcext:value-type="float" table:number-columns-spanned="1" table:number-rows-spanned="2">
            <text:p>35</text:p>
          </table:table-cell>
          <table:table-cell table:style-name="ce14" office:value-type="float" office:value="240" calcext:value-type="float" table:number-columns-spanned="1" table:number-rows-spanned="2">
            <text:p>240</text:p>
          </table:table-cell>
          <table:table-cell table:style-name="ce14" office:value-type="float" office:value="12" calcext:value-type="float" table:number-columns-spanned="1" table:number-rows-spanned="2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(([.F10]/(2*PI()))^2*PI()*[.E10]/3)*[.$L$2]" office:value-type="float" office:value="64.5108035999149" calcext:value-type="float">
            <text:p>64,5108035999149</text:p>
          </table:table-cell>
          <table:table-cell table:formula="of:=(([.D13]/(2*PI()))^2*PI()*[.C13]/3)*[.$L$2]" office:value-type="float" office:value="283.570340980407" calcext:value-type="float">
            <text:p>283,570340980407</text:p>
          </table:table-cell>
          <table:table-cell table:formula="of:=[.B13]*[.$L$3]" office:value-type="float" office:value="1.06593483870968" calcext:value-type="float">
            <text:p>1,06593483870968</text:p>
          </table:table-cell>
          <table:table-cell table:formula="of:=([.I10]/[.H10])/3" office:value-type="float" office:value="0.00125299286122372" calcext:value-type="float">
            <text:p>0,001252992861224</text:p>
          </table:table-cell>
          <table:table-cell table:number-columns-repeated="2"/>
        </table:table-row>
        <table:table-row table:style-name="ro2">
          <table:table-cell/>
          <table:covered-table-cell table:number-columns-repeated="3" table:style-name="ce15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table:formula="of:=(([.F11]/(2*PI()))^2*PI()*[.E11]/3)*[.$L$2]" office:value-type="float" office:value="0.472491237304064" calcext:value-type="float">
            <text:p>0,472491237304064</text:p>
          </table:table-cell>
          <table:table-cell table:formula="of:=(([.D14]/(2*PI()))^2*PI()*[.C14]/3)*[.$L$2]" office:value-type="float" office:value="75.5985979686503" calcext:value-type="float">
            <text:p>75,5985979686503</text:p>
          </table:table-cell>
          <table:table-cell table:formula="of:=[.B14]*[.$L$3]" office:value-type="float" office:value="0.355311612903226" calcext:value-type="float">
            <text:p>0,355311612903226</text:p>
          </table:table-cell>
          <table:table-cell table:formula="of:=([.I11]/[.H11])/3" office:value-type="float" office:value="0.00156665874081672" calcext:value-type="float">
            <text:p>0,00156665874081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(([.D15]/(2*PI()))^2*PI()*[.C15]/3)*[.$L$2]" office:value-type="float" office:value="298.110471323044" calcext:value-type="float">
            <text:p>298,110471323044</text:p>
          </table:table-cell>
          <table:table-cell table:formula="of:=[.B15]*[.$L$3]" office:value-type="float" office:value="1.59890225806452" calcext:value-type="float">
            <text:p>1,59890225806452</text:p>
          </table:table-cell>
          <table:table-cell table:formula="of:=([.I12]/[.H12])/3" office:value-type="float" office:value="0.00178781851234368" calcext:value-type="float">
            <text:p>0,001787818512344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(([.D16]/(2*PI()))^2*PI()*[.C16]/3)*[.$L$2]" office:value-type="float" office:value="151.197195937301" calcext:value-type="float">
            <text:p>151,197195937301</text:p>
          </table:table-cell>
          <table:table-cell table:formula="of:=[.B16]*[.$L$3]" office:value-type="float" office:value="3.90842774193548" calcext:value-type="float">
            <text:p>3,90842774193548</text:p>
          </table:table-cell>
          <table:table-cell table:formula="of:=([.I13]/[.H13])/3" office:value-type="float" office:value="0.00861662307449197" calcext:value-type="float">
            <text:p>0,00861662307449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(([.D17]/(2*PI()))^2*PI()*[.C17]/3)*[.$L$2]" office:value-type="float" office:value="93.6918624158139" calcext:value-type="float">
            <text:p>93,6918624158139</text:p>
          </table:table-cell>
          <table:table-cell table:formula="of:=[.B17]*[.$L$3]" office:value-type="float" office:value="1.51007435483871" calcext:value-type="float">
            <text:p>1,51007435483871</text:p>
          </table:table-cell>
          <table:table-cell table:formula="of:=([.I14]/[.H14])/3" office:value-type="float" office:value="0.00537248492345702" calcext:value-type="float">
            <text:p>0,005372484923457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(([.D18]/(2*PI()))^2*PI()*[.C18]/3)*[.$L$2]" office:value-type="float" office:value="4354.47924299426" calcext:value-type="float">
            <text:p>4354,47924299426</text:p>
          </table:table-cell>
          <table:table-cell table:formula="of:=[.B18]*[.$L$3]" office:value-type="float" office:value="2.93132080645161" calcext:value-type="float">
            <text:p>2,93132080645161</text:p>
          </table:table-cell>
          <table:table-cell table:formula="of:=([.I15]/[.H15])/3" office:value-type="float" office:value="0.000224391225898228" calcext:value-type="float">
            <text:p>0,000224391225898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(([.D19]/(2*PI()))^2*PI()*[.C19]/3)*[.$L$2]" office:value-type="float" office:value="1086.60384813607" calcext:value-type="float">
            <text:p>1086,60384813607</text:p>
          </table:table-cell>
          <table:table-cell table:formula="of:=[.B19]*[.$L$3]" office:value-type="float" office:value="1.4212464516129" calcext:value-type="float">
            <text:p>1,4212464516129</text:p>
          </table:table-cell>
          <table:table-cell table:formula="of:=([.I16]/[.H16])/3" office:value-type="float" office:value="0.00043599037314009" calcext:value-type="float">
            <text:p>0,00043599037314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(([.D20]/(2*PI()))^2*PI()*[.C20]/3)*[.$L$2]" office:value-type="float" office:value="34.5737588043294" calcext:value-type="float">
            <text:p>34,5737588043294</text:p>
          </table:table-cell>
          <table:table-cell table:formula="of:=[.B20]*[.$L$3]" office:value-type="float" office:value="0.444139516129032" calcext:value-type="float">
            <text:p>0,444139516129032</text:p>
          </table:table-cell>
          <table:table-cell table:formula="of:=([.I17]/[.H17])/3" office:value-type="float" office:value="0.00428204830762588" calcext:value-type="float">
            <text:p>0,004282048307626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(([.D21]/(2*PI()))^2*PI()*[.C21]/3)*[.$L$2]" office:value-type="float" office:value="2820.07969955722" calcext:value-type="float">
            <text:p>2820,07969955722</text:p>
          </table:table-cell>
          <table:table-cell table:formula="of:=[.B21]*[.$L$3]" office:value-type="float" office:value="1.59890225806452" calcext:value-type="float">
            <text:p>1,59890225806452</text:p>
          </table:table-cell>
          <table:table-cell table:formula="of:=([.I18]/[.H18])/3" office:value-type="float" office:value="0.000188990197489284" calcext:value-type="float">
            <text:p>0,000188990197489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(([.D22]/(2*PI()))^2*PI()*[.C22]/3)*[.$L$2]" office:value-type="float" office:value="468.45931207907" calcext:value-type="float">
            <text:p>468,45931207907</text:p>
          </table:table-cell>
          <table:table-cell table:formula="of:=[.B22]*[.$L$3]" office:value-type="float" office:value="0.710623225806452" calcext:value-type="float">
            <text:p>0,710623225806452</text:p>
          </table:table-cell>
          <table:table-cell table:formula="of:=([.I19]/[.H19])/3" office:value-type="float" office:value="0.000505645639854779" calcext:value-type="float">
            <text:p>0,00050564563985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(([.D23]/(2*PI()))^2*PI()*[.C23]/3)*[.$L$2]" office:value-type="float" office:value="755.683585294628" calcext:value-type="float">
            <text:p>755,683585294628</text:p>
          </table:table-cell>
          <table:table-cell table:formula="of:=[.B23]*[.$L$3]" office:value-type="float" office:value="5.86264161290323" calcext:value-type="float">
            <text:p>5,86264161290323</text:p>
          </table:table-cell>
          <table:table-cell table:formula="of:=([.I20]/[.H20])/3" office:value-type="float" office:value="0.00258602133087994" calcext:value-type="float">
            <text:p>0,00258602133088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(([.D24]/(2*PI()))^2*PI()*[.C24]/3)*[.$L$2]" office:value-type="float" office:value="2419.15513499681" calcext:value-type="float">
            <text:p>2419,15513499681</text:p>
          </table:table-cell>
          <table:table-cell table:formula="of:=[.B24]*[.$L$3]" office:value-type="float" office:value="5.24084629032258" calcext:value-type="float">
            <text:p>5,24084629032258</text:p>
          </table:table-cell>
          <table:table-cell table:formula="of:=([.I21]/[.H21])/3" office:value-type="float" office:value="0.000722131763345208" calcext:value-type="float">
            <text:p>0,00072213176334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(([.D25]/(2*PI()))^2*PI()*[.C25]/3)*[.$L$2]" office:value-type="float" office:value="30.8694275038655" calcext:value-type="float">
            <text:p>30,8694275038655</text:p>
          </table:table-cell>
          <table:table-cell table:formula="of:=[.B25]*[.$L$3]" office:value-type="float" office:value="2.13186967741935" calcext:value-type="float">
            <text:p>2,13186967741935</text:p>
          </table:table-cell>
          <table:table-cell table:formula="of:=([.I22]/[.H22])/3" office:value-type="float" office:value="0.0230202917017967" calcext:value-type="float">
            <text:p>0,023020291701797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53" calcext:value-type="float">
            <text:p>15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(([.D26]/(2*PI()))^2*PI()*[.C26]/3)*[.$L$2]" office:value-type="float" office:value="1747.83958503519" calcext:value-type="float">
            <text:p>1747,83958503519</text:p>
          </table:table-cell>
          <table:table-cell table:formula="of:=[.B26]*[.$L$3]" office:value-type="float" office:value="3.73077193548387" calcext:value-type="float">
            <text:p>3,73077193548387</text:p>
          </table:table-cell>
          <table:table-cell table:formula="of:=([.I23]/[.H23])/3" office:value-type="float" office:value="0.00071150159076884" calcext:value-type="float">
            <text:p>0,000711501590769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([.D27]/(2*PI()))^2*PI()*[.C27]/3)*[.$L$2]" office:value-type="float" office:value="459.261482659551" calcext:value-type="float">
            <text:p>459,261482659551</text:p>
          </table:table-cell>
          <table:table-cell table:formula="of:=[.B27]*[.$L$3]" office:value-type="float" office:value="4.79670677419355" calcext:value-type="float">
            <text:p>4,79670677419355</text:p>
          </table:table-cell>
          <table:table-cell table:formula="of:=([.I24]/[.H24])/3" office:value-type="float" office:value="0.0034814638684816" calcext:value-type="float">
            <text:p>0,003481463868482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(([.D28]/(2*PI()))^2*PI()*[.C28]/3)*[.$L$2]" office:value-type="float" office:value="1136.09573027288" calcext:value-type="float">
            <text:p>1136,09573027288</text:p>
          </table:table-cell>
          <table:table-cell table:formula="of:=[.B28]*[.$L$3]" office:value-type="float" office:value="2.13186967741935" calcext:value-type="float">
            <text:p>2,13186967741935</text:p>
          </table:table-cell>
          <table:table-cell table:formula="of:=([.I25]/[.H25])/3" office:value-type="float" office:value="0.000625495903972607" calcext:value-type="float">
            <text:p>0,00062549590397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(([.D29]/(2*PI()))^2*PI()*[.C29]/3)*[.$L$2]" office:value-type="float" office:value="824.831102903287" calcext:value-type="float">
            <text:p>824,831102903287</text:p>
          </table:table-cell>
          <table:table-cell table:formula="of:=[.B29]*[.$L$3]" office:value-type="float" office:value="9.50458564516129" calcext:value-type="float">
            <text:p>9,50458564516129</text:p>
          </table:table-cell>
          <table:table-cell table:formula="of:=([.I26]/[.H26])/3" office:value-type="float" office:value="0.00384102297294824" calcext:value-type="float">
            <text:p>0,003841022972948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([.D30]/(2*PI()))^2*PI()*[.C30]/3)*[.$L$2]" office:value-type="float" office:value="2217.55887374708" calcext:value-type="float">
            <text:p>2217,55887374708</text:p>
          </table:table-cell>
          <table:table-cell table:formula="of:=[.B30]*[.$L$3]" office:value-type="float" office:value="5.68498580645161" calcext:value-type="float">
            <text:p>5,68498580645161</text:p>
          </table:table-cell>
          <table:table-cell table:formula="of:=([.I27]/[.H27])/3" office:value-type="float" office:value="0.000854541131354575" calcext:value-type="float">
            <text:p>0,000854541131355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(([.D31]/(2*PI()))^2*PI()*[.C31]/3)*[.$L$2]" office:value-type="float" office:value="125.997663281084" calcext:value-type="float">
            <text:p>125,997663281084</text:p>
          </table:table-cell>
          <table:table-cell table:formula="of:=[.B31]*[.$L$3]" office:value-type="float" office:value="0.444139516129032" calcext:value-type="float">
            <text:p>0,444139516129032</text:p>
          </table:table-cell>
          <table:table-cell table:formula="of:=([.I28]/[.H28])/3" office:value-type="float" office:value="0.00117499405561254" calcext:value-type="float">
            <text:p>0,001174994055613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(([.D32]/(2*PI()))^2*PI()*[.C32]/3)*[.$L$2]" office:value-type="float" office:value="1364.55469333414" calcext:value-type="float">
            <text:p>1364,55469333414</text:p>
          </table:table-cell>
          <table:table-cell table:formula="of:=[.B32]*[.$L$3]" office:value-type="float" office:value="6.9285764516129" calcext:value-type="float">
            <text:p>6,9285764516129</text:p>
          </table:table-cell>
          <table:table-cell table:formula="of:=([.I29]/[.H29])/3" office:value-type="float" office:value="0.0016925122130707" calcext:value-type="float">
            <text:p>0,001692512213071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([.D33]/(2*PI()))^2*PI()*[.C33]/3)*[.$L$2]" office:value-type="float" office:value="1032.17285759864" calcext:value-type="float">
            <text:p>1032,17285759864</text:p>
          </table:table-cell>
          <table:table-cell table:formula="of:=[.B33]*[.$L$3]" office:value-type="float" office:value="4.0860835483871" calcext:value-type="float">
            <text:p>4,0860835483871</text:p>
          </table:table-cell>
          <table:table-cell table:formula="of:=([.I30]/[.H30])/3" office:value-type="float" office:value="0.00131957340229924" calcext:value-type="float">
            <text:p>0,001319573402299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(([.D34]/(2*PI()))^2*PI()*[.C34]/3)*[.$L$2]" office:value-type="float" office:value="938.430596117513" calcext:value-type="float">
            <text:p>938,430596117513</text:p>
          </table:table-cell>
          <table:table-cell table:formula="of:=[.B34]*[.$L$3]" office:value-type="float" office:value="1.51007435483871" calcext:value-type="float">
            <text:p>1,51007435483871</text:p>
          </table:table-cell>
          <table:table-cell table:formula="of:=([.I31]/[.H31])/3" office:value-type="float" office:value="0.000536382893271031" calcext:value-type="float">
            <text:p>0,000536382893271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(([.D35]/(2*PI()))^2*PI()*[.C35]/3)*[.$L$2]" office:value-type="float" office:value="6457.38024315555" calcext:value-type="float">
            <text:p>6457,38024315555</text:p>
          </table:table-cell>
          <table:table-cell table:formula="of:=[.B35]*[.$L$3]" office:value-type="float" office:value="5.06319048387097" calcext:value-type="float">
            <text:p>5,06319048387097</text:p>
          </table:table-cell>
          <table:table-cell table:formula="of:=([.I32]/[.H32])/3" office:value-type="float" office:value="0.00026136453139479" calcext:value-type="float">
            <text:p>0,00026136453139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(([.D36]/(2*PI()))^2*PI()*[.C36]/3)*[.$L$2]" office:value-type="float" office:value="1096.4820649373" calcext:value-type="float">
            <text:p>1096,4820649373</text:p>
          </table:table-cell>
          <table:table-cell table:formula="of:=[.B36]*[.$L$3]" office:value-type="float" office:value="11.1923158064516" calcext:value-type="float">
            <text:p>11,1923158064516</text:p>
          </table:table-cell>
          <table:table-cell table:formula="of:=([.I33]/[.H33])/3" office:value-type="float" office:value="0.00340249243903246" calcext:value-type="float">
            <text:p>0,003402492439032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(([.D37]/(2*PI()))^2*PI()*[.C37]/3)*[.$L$2]" office:value-type="float" office:value="1383.70633815286" calcext:value-type="float">
            <text:p>1383,70633815286</text:p>
          </table:table-cell>
          <table:table-cell table:formula="of:=[.B37]*[.$L$3]" office:value-type="float" office:value="7.01740435483871" calcext:value-type="float">
            <text:p>7,01740435483871</text:p>
          </table:table-cell>
          <table:table-cell table:formula="of:=([.I34]/[.H34])/3" office:value-type="float" office:value="0.0016904849825786" calcext:value-type="float">
            <text:p>0,001690484982579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410" calcext:value-type="float">
            <text:p>41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([.D38]/(2*PI()))^2*PI()*[.C38]/3)*[.$L$2]" office:value-type="float" office:value="381.016933761997" calcext:value-type="float">
            <text:p>381,016933761997</text:p>
          </table:table-cell>
          <table:table-cell table:formula="of:=[.B38]*[.$L$3]" office:value-type="float" office:value="0.266483709677419" calcext:value-type="float">
            <text:p>0,266483709677419</text:p>
          </table:table-cell>
          <table:table-cell table:formula="of:=([.I35]/[.H35])/3" office:value-type="float" office:value="0.000233133741192965" calcext:value-type="float">
            <text:p>0,000233133741193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(([.D39]/(2*PI()))^2*PI()*[.C39]/3)*[.$L$2]" office:value-type="float" office:value="566.082301589253" calcext:value-type="float">
            <text:p>566,082301589253</text:p>
          </table:table-cell>
          <table:table-cell table:formula="of:=[.B39]*[.$L$3]" office:value-type="float" office:value="1.51007435483871" calcext:value-type="float">
            <text:p>1,51007435483871</text:p>
          </table:table-cell>
          <table:table-cell table:formula="of:=([.I36]/[.H36])/3" office:value-type="float" office:value="0.00088919600006291" calcext:value-type="float">
            <text:p>0,000889196000063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(([.D40]/(2*PI()))^2*PI()*[.C40]/3)*[.$L$2]" office:value-type="float" office:value="748.426119889638" calcext:value-type="float">
            <text:p>748,426119889638</text:p>
          </table:table-cell>
          <table:table-cell table:formula="of:=[.B40]*[.$L$3]" office:value-type="float" office:value="9.77106935483871" calcext:value-type="float">
            <text:p>9,77106935483871</text:p>
          </table:table-cell>
          <table:table-cell table:formula="of:=([.I37]/[.H37])/3" office:value-type="float" office:value="0.00435182983560201" calcext:value-type="float">
            <text:p>0,004351829835602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(([.D41]/(2*PI()))^2*PI()*[.C41]/3)*[.$L$2]" office:value-type="float" office:value="580.597232399234" calcext:value-type="float">
            <text:p>580,597232399234</text:p>
          </table:table-cell>
          <table:table-cell table:formula="of:=[.B41]*[.$L$3]" office:value-type="float" office:value="3.55311612903226" calcext:value-type="float">
            <text:p>3,55311612903226</text:p>
          </table:table-cell>
          <table:table-cell table:formula="of:=([.I38]/[.H38])/3" office:value-type="float" office:value="0.00203992023543844" calcext:value-type="float">
            <text:p>0,002039920235438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(([.D42]/(2*PI()))^2*PI()*[.C42]/3)*[.$L$2]" office:value-type="float" office:value="889.039512111328" calcext:value-type="float">
            <text:p>889,039512111328</text:p>
          </table:table-cell>
          <table:table-cell table:formula="of:=[.B42]*[.$L$3]" office:value-type="float" office:value="0.177655806451613" calcext:value-type="float">
            <text:p>0,177655806451613</text:p>
          </table:table-cell>
          <table:table-cell table:formula="of:=([.I39]/[.H39])/3" office:value-type="float" office:value="0.000066609640340847" calcext:value-type="float">
            <text:p>6,6609640340847E-0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([.D43]/(2*PI()))^2*PI()*[.C43]/3)*[.$L$2]" office:value-type="float" office:value="209.912107026286" calcext:value-type="float">
            <text:p>209,912107026286</text:p>
          </table:table-cell>
          <table:table-cell table:formula="of:=[.B43]*[.$L$3]" office:value-type="float" office:value="2.753665" calcext:value-type="float">
            <text:p>2,753665</text:p>
          </table:table-cell>
          <table:table-cell table:formula="of:=([.I40]/[.H40])/3" office:value-type="float" office:value="0.00437272697766972" calcext:value-type="float">
            <text:p>0,00437272697767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(([.D44]/(2*PI()))^2*PI()*[.C44]/3)*[.$L$2]" office:value-type="float" office:value="884.503596233209" calcext:value-type="float">
            <text:p>884,503596233209</text:p>
          </table:table-cell>
          <table:table-cell table:formula="of:=[.B44]*[.$L$3]" office:value-type="float" office:value="2.04304177419355" calcext:value-type="float">
            <text:p>2,04304177419355</text:p>
          </table:table-cell>
          <table:table-cell table:formula="of:=([.I41]/[.H41])/3" office:value-type="float" office:value="0.000769939124760355" calcext:value-type="float">
            <text:p>0,00076993912476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(([.D45]/(2*PI()))^2*PI()*[.C45]/3)*[.$L$2]" office:value-type="float" office:value="125.997663281084" calcext:value-type="float">
            <text:p>125,997663281084</text:p>
          </table:table-cell>
          <table:table-cell table:formula="of:=[.B45]*[.$L$3]" office:value-type="float" office:value="2.66483709677419" calcext:value-type="float">
            <text:p>2,66483709677419</text:p>
          </table:table-cell>
          <table:table-cell table:formula="of:=([.I42]/[.H42])/3" office:value-type="float" office:value="0.00704996433367525" calcext:value-type="float">
            <text:p>0,007049964333675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(([.D46]/(2*PI()))^2*PI()*[.C46]/3)*[.$L$2]" office:value-type="float" office:value="1644.72309740596" calcext:value-type="float">
            <text:p>1644,72309740596</text:p>
          </table:table-cell>
          <table:table-cell table:formula="of:=[.B46]*[.$L$3]" office:value-type="float" office:value="7.63919967741936" calcext:value-type="float">
            <text:p>7,63919967741936</text:p>
          </table:table-cell>
          <table:table-cell table:formula="of:=([.I43]/[.H43])/3" office:value-type="float" office:value="0.00154822407278726" calcext:value-type="float">
            <text:p>0,001548224072787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([.D47]/(2*PI()))^2*PI()*[.C47]/3)*[.$L$2]" office:value-type="float" office:value="653.171886449139" calcext:value-type="float">
            <text:p>653,171886449139</text:p>
          </table:table-cell>
          <table:table-cell table:formula="of:=[.B47]*[.$L$3]" office:value-type="float" office:value="7.63919967741936" calcext:value-type="float">
            <text:p>7,63919967741936</text:p>
          </table:table-cell>
          <table:table-cell table:formula="of:=([.I44]/[.H44])/3" office:value-type="float" office:value="0.0038985142277268" calcext:value-type="float">
            <text:p>0,003898514227727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(([.D48]/(2*PI()))^2*PI()*[.C48]/3)*[.$L$2]" office:value-type="float" office:value="680.387381717853" calcext:value-type="float">
            <text:p>680,387381717853</text:p>
          </table:table-cell>
          <table:table-cell table:formula="of:=[.B48]*[.$L$3]" office:value-type="float" office:value="4.61905096774194" calcext:value-type="float">
            <text:p>4,61905096774194</text:p>
          </table:table-cell>
          <table:table-cell table:formula="of:=([.I45]/[.H45])/3" office:value-type="float" office:value="0.00226295151451304" calcext:value-type="float">
            <text:p>0,002262951514513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formula="of:=(([.D49]/(2*PI()))^2*PI()*[.C49]/3)*[.$L$2]" office:value-type="float" office:value="251.995326562168" calcext:value-type="float">
            <text:p>251,995326562168</text:p>
          </table:table-cell>
          <table:table-cell table:formula="of:=[.B49]*[.$L$3]" office:value-type="float" office:value="1.24359064516129" calcext:value-type="float">
            <text:p>1,24359064516129</text:p>
          </table:table-cell>
          <table:table-cell table:formula="of:=([.I46]/[.H46])/3" office:value-type="float" office:value="0.00164499167785756" calcext:value-type="float">
            <text:p>0,001644991677858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(([.D50]/(2*PI()))^2*PI()*[.C50]/3)*[.$L$2]" office:value-type="float" office:value="352.793457187035" calcext:value-type="float">
            <text:p>352,793457187035</text:p>
          </table:table-cell>
          <table:table-cell table:formula="of:=[.B50]*[.$L$3]" office:value-type="float" office:value="2.04304177419355" calcext:value-type="float">
            <text:p>2,04304177419355</text:p>
          </table:table-cell>
          <table:table-cell table:formula="of:=([.I47]/[.H47])/3" office:value-type="float" office:value="0.00193034737707775" calcext:value-type="float">
            <text:p>0,001930347377078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([.D51]/(2*PI()))^2*PI()*[.C51]/3)*[.$L$2]" office:value-type="float" office:value="12.3477710015462" calcext:value-type="float">
            <text:p>12,3477710015462</text:p>
          </table:table-cell>
          <table:table-cell table:formula="of:=[.B51]*[.$L$3]" office:value-type="float" office:value="0.0888279032258065" calcext:value-type="float">
            <text:p>0,088827903225807</text:p>
          </table:table-cell>
          <table:table-cell table:formula="of:=([.I48]/[.H48])/3" office:value-type="float" office:value="0.00239794705227049" calcext:value-type="float">
            <text:p>0,002397947052271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(([.D52]/(2*PI()))^2*PI()*[.C52]/3)*[.$L$2]" office:value-type="float" office:value="54.8341830599277" calcext:value-type="float">
            <text:p>54,8341830599277</text:p>
          </table:table-cell>
          <table:table-cell table:formula="of:=[.B52]*[.$L$3]" office:value-type="float" office:value="5.50733" calcext:value-type="float">
            <text:p>5,50733</text:p>
          </table:table-cell>
          <table:table-cell table:formula="of:=([.I49]/[.H49])/3" office:value-type="float" office:value="0.0334786909227838" calcext:value-type="float">
            <text:p>0,033478690922784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(([.D53]/(2*PI()))^2*PI()*[.C53]/3)*[.$L$2]+[.G53]+[.G54]" office:value-type="float" office:value="1704.4963888665" calcext:value-type="float">
            <text:p>1704,4963888665</text:p>
          </table:table-cell>
          <table:table-cell table:formula="of:=[.B53]*[.$L$3]+[.G53]+[.G54]" office:value-type="float" office:value="444.591505518081" calcext:value-type="float">
            <text:p>444,591505518081</text:p>
          </table:table-cell>
          <table:table-cell table:formula="of:=([.I50]/[.H50])/3" office:value-type="float" office:value="0.0869448415813769" calcext:value-type="float">
            <text:p>0,086944841581377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(([.D55]/(2*PI()))^2*PI()*[.C55]/3)*[.$L$2]" office:value-type="float" office:value="3048.13547009598" calcext:value-type="float">
            <text:p>3048,13547009598</text:p>
          </table:table-cell>
          <table:table-cell table:formula="of:=[.B55]*[.$L$3]" office:value-type="float" office:value="7.19506016129032" calcext:value-type="float">
            <text:p>7,19506016129032</text:p>
          </table:table-cell>
          <table:table-cell table:formula="of:=([.I51]/[.H51])/3" office:value-type="float" office:value="0.000786826376526256" calcext:value-type="float">
            <text:p>0,000786826376526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(([.D56]/(2*PI()))^2*PI()*[.C56]/3)*[.$L$2]" office:value-type="float" office:value="1700.96845429463" calcext:value-type="float">
            <text:p>1700,96845429463</text:p>
          </table:table-cell>
          <table:table-cell table:formula="of:=[.B56]*[.$L$3]" office:value-type="float" office:value="6.39560903225807" calcext:value-type="float">
            <text:p>6,39560903225807</text:p>
          </table:table-cell>
          <table:table-cell table:formula="of:=([.I52]/[.H52])/3" office:value-type="float" office:value="0.00125332699265338" calcext:value-type="float">
            <text:p>0,001253326992653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4" office:value-type="float" office:value="154" calcext:value-type="float" table:number-columns-spanned="1" table:number-rows-spanned="2">
            <text:p>154</text:p>
          </table:table-cell>
          <table:table-cell table:style-name="ce14" office:value-type="float" office:value="140" calcext:value-type="float" table:number-columns-spanned="1" table:number-rows-spanned="2">
            <text:p>140</text:p>
          </table:table-cell>
          <table:table-cell table:style-name="ce14" office:value-type="float" office:value="19" calcext:value-type="float" table:number-columns-spanned="1" table:number-rows-spanned="2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(([.F53]/(2*PI()))^2*PI()*[.E53]/3)*[.$L$2]" office:value-type="float" office:value="251.995326562168" calcext:value-type="float">
            <text:p>251,995326562168</text:p>
          </table:table-cell>
          <table:table-cell table:number-columns-repeated="5"/>
        </table:table-row>
        <table:table-row table:style-name="ro6">
          <table:table-cell/>
          <table:covered-table-cell table:number-columns-repeated="3" table:style-name="ce15"/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(([.F54]/(2*PI()))^2*PI()*[.E54]/3)*[.$L$2]" office:value-type="float" office:value="178.916681859139" calcext:value-type="float">
            <text:p>178,916681859139</text:p>
          </table:table-cell>
          <table:table-cell/>
          <table:table-cell table:style-name="ce18" office:value-type="string" calcext:value-type="string">
            <text:p>Mean r0 =</text:p>
          </table:table-cell>
          <table:table-cell table:style-name="ce18" table:formula="of:=AVERAGE([.J4:.J52])" office:value-type="float" office:value="0.00492695078062177" calcext:value-type="float">
            <text:p>0,004926950780622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</table:table>
      <table:table table:name="Feuille4" table:style-name="ta1">
        <table:table-column table:style-name="co1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4">
          <table:table-cell table:style-name="ce1" office:value-type="string" calcext:value-type="string" table:number-columns-spanned="7" table:number-rows-spanned="1">
            <text:p>Measure of the wood growth parameter r_w,max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2" office:value-type="string" calcext:value-type="string">
            <text:p>Age</text:p>
          </table:table-cell>
          <table:table-cell table:style-name="ce12" office:value-type="string" calcext:value-type="string">
            <text:p>Generation (age*2)</text:p>
          </table:table-cell>
          <table:table-cell table:style-name="ce12" office:value-type="string" calcext:value-type="string">
            <text:p>Circumference</text:p>
          </table:table-cell>
          <table:table-cell table:style-name="ce12" office:value-type="string" calcext:value-type="string">
            <text:p>Biomass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.5" calcext:value-type="float">
            <text:p>1,5</text:p>
          </table:table-cell>
          <table:table-cell office:value-type="float" office:value="0.085048423" calcext:value-type="float">
            <text:p>0,08504842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,5</text:p>
          </table:table-cell>
          <table:table-cell office:value-type="float" office:value="0.085048423" calcext:value-type="float">
            <text:p>0,085048423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,4</text:p>
          </table:table-cell>
          <table:table-cell office:value-type="float" office:value="0.348358339" calcext:value-type="float">
            <text:p>0,34835833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,8</text:p>
          </table:table-cell>
          <table:table-cell office:value-type="float" office:value="1.382748756" calcext:value-type="float">
            <text:p>1,382748756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.8" calcext:value-type="float">
            <text:p>3,8</text:p>
          </table:table-cell>
          <table:table-cell office:value-type="float" office:value="1.382748756" calcext:value-type="float">
            <text:p>1,38274875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.61277009" calcext:value-type="float">
            <text:p>1,61277009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.9" calcext:value-type="float">
            <text:p>4,9</text:p>
          </table:table-cell>
          <table:table-cell office:value-type="float" office:value="2.964699817" calcext:value-type="float">
            <text:p>2,964699817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office:value-type="float" office:value="4.425441127" calcext:value-type="float">
            <text:p>4,42544112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.8" calcext:value-type="float">
            <text:p>7,8</text:p>
          </table:table-cell>
          <table:table-cell office:value-type="float" office:value="11.95848862" calcext:value-type="float">
            <text:p>11,9584886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6:07:02.642660410</meta:creation-date>
    <dc:date>2020-04-09T17:30:19.352871749</dc:date>
    <meta:editing-duration>PT37M47S</meta:editing-duration>
    <meta:editing-cycles>5</meta:editing-cycles>
    <meta:generator>LibreOffice/6.0.7.3$Linux_X86_64 LibreOffice_project/00m0$Build-3</meta:generator>
    <meta:document-statistic meta:table-count="4" meta:cell-count="1071" meta:object-count="0"/>
  </office:meta>
</office:document-meta>
</file>